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8073" officeooo:paragraph-rsid="000b8073"/>
    </style:style>
    <style:style style:name="T1" style:family="text">
      <style:text-properties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irameira mente você tem que ir comprar uma escova e uma pasta em qualquer supermercado,mercearia ou onde você quiser comprar.após depois quando você chegar na sua casa va ate o seu banheiro e retire a tampa da sua pasta coloco um pouco do conteudo na escova e molhe para facilitar,apos isto coloque a escova com pasta na boca e esfregue. Após isso cuspa a pasta na pia e enxague a boca e pronto você scovou os dente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5:12:37.144000000</meta:creation-date>
    <dc:date>2018-06-14T15:19:07.974000000</dc:date>
    <meta:editing-duration>PT6M34S</meta:editing-duration>
    <meta:editing-cycles>1</meta:editing-cycles>
    <meta:document-statistic meta:table-count="0" meta:image-count="0" meta:object-count="0" meta:page-count="1" meta:paragraph-count="1" meta:word-count="77" meta:character-count="423" meta:non-whitespace-character-count="347"/>
    <meta:generator>LibreOffice/6.0.4.2$Windows_X86_64 LibreOffice_project/9b0d9b32d5dcda91d2f1a96dc04c645c450872bf</meta:generator>
  </office:meta>
</office:document-meta>
</file>